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2a6099" loext:char-shading-value="0"/>
    </style:style>
    <style:style style:name="T2" style:family="text">
      <style:text-properties fo:background-color="#2a6099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#729fc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.</text:p>
      <text:p text:style-name="Preformatted_20_Text">├── config</text:p>
      <text:p text:style-name="Preformatted_20_Text">├── doc</text:p>
      <text:p text:style-name="Preformatted_20_Text">│   └── man</text:p>
      <text:p text:style-name="Preformatted_20_Text">├── m4</text:p>
      <text:p text:style-name="Preformatted_20_Text">│   └── missing</text:p>
      <text:p text:style-name="Preformatted_20_Text">├── manual</text:p>
      <text:p text:style-name="Preformatted_20_Text">│   ├── dist</text:p>
      <text:p text:style-name="Preformatted_20_Text">│   │   ├── html</text:p>
      <text:p text:style-name="Preformatted_20_Text">│   │   ├── pdf</text:p>
      <text:p text:style-name="Preformatted_20_Text">│   │   ├── ps</text:p>
      <text:p text:style-name="Preformatted_20_Text">│   │   └── txt</text:p>
      <text:p text:style-name="Preformatted_20_Text">│   ├── dtd</text:p>
      <text:p text:style-name="Preformatted_20_Text">│   ├── es</text:p>
      <text:p text:style-name="Preformatted_20_Text">│   │   └── dist</text:p>
      <text:p text:style-name="Preformatted_20_Text">│   │   <text:s text:c="4"/>├── html</text:p>
      <text:p text:style-name="Preformatted_20_Text">│   │   <text:s text:c="4"/>├── pdf</text:p>
      <text:p text:style-name="Preformatted_20_Text">│   │   <text:s text:c="4"/>├── ps</text:p>
      <text:p text:style-name="Preformatted_20_Text">│   │   <text:s text:c="4"/>└── txt</text:p>
      <text:p text:style-name="Preformatted_20_Text">│   └── fr</text:p>
      <text:p text:style-name="Preformatted_20_Text">│   <text:s text:c="4"/>└── dist</text:p>
      <text:p text:style-name="Preformatted_20_Text">│   <text:s text:c="8"/>├── html</text:p>
      <text:p text:style-name="Preformatted_20_Text">│   <text:s text:c="8"/>├── pdf</text:p>
      <text:p text:style-name="Preformatted_20_Text">│   <text:s text:c="8"/>├── ps</text:p>
      <text:p text:style-name="Preformatted_20_Text">│   <text:s text:c="8"/>└── txt</text:p>
      <text:p text:style-name="Preformatted_20_Text">├── po</text:p>
      <text:p text:style-name="Preformatted_20_Text">├── <text:span text:style-name="T2">src</text:span></text:p>
      <text:p text:style-name="Preformatted_20_Text">│   ├── <text:span text:style-name="T2">common</text:span></text:p>
      <text:p text:style-name="Preformatted_20_Text">│   │   └── <text:span text:style-name="T4">tests</text:span></text:p>
      <text:p text:style-name="Preformatted_20_Text">│   ├── <text:span text:style-name="T2">etpan</text:span></text:p>
      <text:p text:style-name="Preformatted_20_Text">│   ├── <text:span text:style-name="T2">gtk</text:span></text:p>
      <text:p text:style-name="Preformatted_20_Text">│   ├── <text:span text:style-name="T4">pixmaps</text:span></text:p>
      <text:p text:style-name="Preformatted_20_Text">│   ├── <text:span text:style-name="T4">plugins</text:span></text:p>
      <text:p text:style-name="Preformatted_20_Text">│   │   ├── <text:span text:style-name="T4">acpi_notifier</text:span></text:p>
      <text:p text:style-name="Preformatted_20_Text">│   │   ├── <text:span text:style-name="T4">address_keeper</text:span></text:p>
      <text:p text:style-name="Preformatted_20_Text">│   │   ├── <text:span text:style-name="T4">archive</text:span></text:p>
      <text:p text:style-name="Preformatted_20_Text">│   │   ├── <text:span text:style-name="T4">attachwarner</text:span></text:p>
      <text:p text:style-name="Preformatted_20_Text">│   │   ├── <text:span text:style-name="T4">att_remover</text:span></text:p>
      <text:p text:style-name="Preformatted_20_Text">│   │   ├── <text:span text:style-name="T4">bogofilter</text:span></text:p>
      <text:p text:style-name="Preformatted_20_Text">│   │   ├── <text:span text:style-name="T4">bsfilter</text:span></text:p>
      <text:p text:style-name="Preformatted_20_Text">│   │   ├── <text:span text:style-name="T4">clamd</text:span></text:p>
      <text:p text:style-name="Preformatted_20_Text">│   │   │   └── <text:span text:style-name="T4">libclamd</text:span></text:p>
      <text:p text:style-name="Preformatted_20_Text">│   │   ├── <text:span text:style-name="T4">demo</text:span></text:p>
      <text:p text:style-name="Preformatted_20_Text">│   │   ├── <text:span text:style-name="T4">dillo</text:span></text:p>
      <text:p text:style-name="Preformatted_20_Text">│   │   ├── <text:span text:style-name="T4">fancy</text:span></text:p>
      <text:p text:style-name="Preformatted_20_Text">│   │   ├── <text:span text:style-name="T4">fetchinfo</text:span></text:p>
      <text:p text:style-name="Preformatted_20_Text">│   │   ├── <text:span text:style-name="T4">gdata</text:span></text:p>
      <text:p text:style-name="Preformatted_20_Text">│   │   ├── <text:span text:style-name="T4">libravatar</text:span></text:p>
      <text:p text:style-name="Preformatted_20_Text">│   │   ├── <text:span text:style-name="T4">mailmbox</text:span></text:p>
      <text:p text:style-name="Preformatted_20_Text">│   │   ├── <text:span text:style-name="T4">managesieve</text:span></text:p>
      <text:p text:style-name="Preformatted_20_Text">│   │   ├── <text:span text:style-name="T4">newmail</text:span></text:p>
      <text:p text:style-name="Preformatted_20_Text">│   │   ├── <text:span text:style-name="T4">notification</text:span></text:p>
      <text:p text:style-name="Preformatted_20_Text">│   │   │   └── gtkhotkey</text:p>
      <text:p text:style-name="Preformatted_20_Text">│   │   │   <text:s text:c="4"/>└── x11</text:p>
      <text:p text:style-name="Preformatted_20_Text">│   │   ├── pdf_viewer</text:p>
      <text:p text:style-name="Preformatted_20_Text">│   │   ├── perl</text:p>
      <text:p text:style-name="Preformatted_20_Text">│   │   │   └── tools</text:p>
      <text:p text:style-name="Preformatted_20_Text">│   │   ├── pgpcore</text:p>
      <text:p text:style-name="Preformatted_20_Text">│   │   ├── pgpinline</text:p>
      <text:p text:style-name="Preformatted_20_Text">│   │   ├── pgpmime</text:p>
      <text:p text:style-name="Preformatted_20_Text">│   │   ├── python</text:p>
      <text:p text:style-name="Preformatted_20_Text">│   │   │   └── examples</text:p>
      <text:p text:style-name="Preformatted_20_Text">│   │   │   <text:s text:c="4"/>├── auto</text:p>
      <text:p text:style-name="Preformatted_20_Text">│   │   │   <text:s text:c="4"/>├── compose</text:p>
      <text:p text:style-name="Preformatted_20_Text"><text:soft-page-break/>│   │   │   <text:s text:c="4"/>└── main</text:p>
      <text:p text:style-name="Preformatted_20_Text">│   │   ├── rssyl</text:p>
      <text:p text:style-name="Preformatted_20_Text">│   │   │   ├── libfeed</text:p>
      <text:p text:style-name="Preformatted_20_Text">│   │   │   │   └── tests</text:p>
      <text:p text:style-name="Preformatted_20_Text">│   │   │   └── tests</text:p>
      <text:p text:style-name="Preformatted_20_Text">│   │   ├── smime</text:p>
      <text:p text:style-name="Preformatted_20_Text">│   │   ├── spamassassin</text:p>
      <text:p text:style-name="Preformatted_20_Text">│   │   ├── spam_report</text:p>
      <text:p text:style-name="Preformatted_20_Text">│   │   ├── tnef_parse</text:p>
      <text:p text:style-name="Preformatted_20_Text">│   │   └── vcalendar</text:p>
      <text:p text:style-name="Preformatted_20_Text">│   └── tests</text:p>
      <text:p text:style-name="Preformatted_20_Text">└── tools</text:p>
      <text:p text:style-name="Preformatted_20_Text"><text:s text:c="4"/>└── kdeservicemenu</text:p>
      <text:p text:style-name="Preformatted_20_Text"/>
      <text:p text:style-name="Preformatted_20_Text">76 directori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4T01:08:28.185546093</dc:date>
    <meta:editing-duration>PT9M</meta:editing-duration>
    <meta:editing-cycles>1</meta:editing-cycles>
    <meta:generator>LibreOffice/6.3.2.2$Linux_X86_64 LibreOffice_project/30$Build-2</meta:generator>
    <meta:document-statistic meta:table-count="0" meta:image-count="0" meta:object-count="0" meta:page-count="2" meta:paragraph-count="78" meta:word-count="286" meta:character-count="1375" meta:non-whitespace-character-count="833"/>
  </office:meta>
</office:document-meta>
</file>